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7.99mm" fo:margin-left="31.12mm" table:align="left" style:writing-mode="lr-tb"/>
    </style:style>
    <style:style style:name="Table1.A" style:family="table-column">
      <style:table-column-properties style:column-width="60.55mm"/>
    </style:style>
    <style:style style:name="Table1.B" style:family="table-column">
      <style:table-column-properties style:column-width="32.65mm"/>
    </style:style>
    <style:style style:name="Table1.C" style:family="table-column">
      <style:table-column-properties style:column-width="24.78mm"/>
    </style:style>
    <style:style style:name="Table1.1" style:family="table-row">
      <style:table-row-properties style:row-height="2.38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none"/>
    </style:style>
    <style:style style:name="Table1.2" style:family="table-row">
      <style:table-row-properties style:row-height="32.83mm" fo:keep-together="auto"/>
    </style:style>
    <style:style style:name="Table1.A2" style:family="table-cell">
      <style:table-cell-properties style:vertical-align="bottom" fo:padding="0mm" fo:border-left="1.25pt solid #000001" fo:border-right="1.25pt solid #000001" fo:border-top="1.25pt solid #000001" fo:border-bottom="1.5pt solid #000001"/>
    </style:style>
    <style:style style:name="Table1.B2" style:family="table-cell">
      <style:table-cell-properties fo:padding="0mm" fo:border-left="1.25pt solid #000001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none" fo:border-bottom="1.25pt solid #000001"/>
    </style:style>
    <style:style style:name="Table1.3" style:family="table-row">
      <style:table-row-properties style:row-height="4.32mm" fo:keep-together="auto"/>
    </style:style>
    <style:style style:name="Table1.A3" style:family="table-cell">
      <style:table-cell-properties fo:padding="0mm" fo:border-left="1.5pt solid #000001" fo:border-right="1.5pt solid #000001" fo:border-top="1.5pt solid #000001" fo:border-bottom="none"/>
    </style:style>
    <style:style style:name="Table1.B3" style:family="table-cell">
      <style:table-cell-properties fo:padding="0mm" fo:border-left="1.5pt solid #000001" fo:border-right="none" fo:border-top="none" fo:border-bottom="none"/>
    </style:style>
    <style:style style:name="Table1.C3" style:family="table-cell">
      <style:table-cell-properties style:vertical-align="middle" fo:padding="0mm" fo:border-left="none" fo:border-right="none" fo:border-top="1.25pt solid #000001" fo:border-bottom="none"/>
    </style:style>
    <style:style style:name="P1" style:family="paragraph" style:parent-style-name="List_20_Paragraph">
      <style:paragraph-properties fo:line-height="150%"/>
    </style:style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paragraph-properties fo:margin-left="0mm" fo:margin-right="7.44mm" fo:text-align="end" style:justify-single-word="false" fo:text-indent="0mm" style:auto-text-indent="false"/>
    </style:style>
    <style:style style:name="P5" style:family="paragraph" style:parent-style-name="Frame_20_contents">
      <style:paragraph-properties fo:margin-top="6.35mm" fo:margin-bottom="2.12mm" fo:line-height="85%" fo:text-align="center" style:justify-single-word="false"/>
    </style:style>
    <style:style style:name="P6" style:family="paragraph" style:parent-style-name="Frame_20_contents">
      <style:paragraph-properties fo:margin-top="3.81mm" fo:margin-bottom="2.12mm" fo:text-align="center" style:justify-single-word="false"/>
    </style:style>
    <style:style style:name="P7" style:family="paragraph" style:parent-style-name="Frame_20_contents">
      <style:paragraph-properties fo:margin-top="1.91mm" fo:margin-bottom="2.12mm" fo:text-align="center" style:justify-single-word="false"/>
    </style:style>
    <style:style style:name="P8" style:family="paragraph" style:parent-style-name="Frame_20_contents">
      <style:paragraph-properties fo:margin-top="1.27mm" fo:margin-bottom="2.12mm" fo:text-align="center" style:justify-single-word="false"/>
    </style:style>
    <style:style style:name="P9" style:family="paragraph" style:parent-style-name="Frame_20_contents">
      <style:paragraph-properties fo:margin-top="0mm" fo:margin-bottom="2.82mm" fo:line-height="0.35mm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color="#000000" style:font-name="Courier New" fo:font-size="8pt" fo:font-weight="bold" style:font-size-asian="8pt" style:font-weight-asian="bold"/>
    </style:style>
    <style:style style:name="T2" style:family="text">
      <style:text-properties fo:color="#000000" style:font-name="Arial" fo:font-size="21.5pt" fo:font-weight="bold" style:font-size-asian="21.5pt" style:font-weight-asian="bold" style:text-scale="105%"/>
    </style:style>
    <style:style style:name="T3" style:family="text">
      <style:text-properties fo:color="#000000" style:font-name="Times New Roman" fo:font-size="7.5pt" fo:letter-spacing="0.14mm" style:font-size-asian="7.5pt"/>
    </style:style>
    <style:style style:name="T4" style:family="text">
      <style:text-properties fo:color="#000000" style:font-name="Times New Roman" fo:font-size="7.5pt" fo:letter-spacing="0.11mm" style:font-size-asian="7.5pt"/>
    </style:style>
    <style:style style:name="T5" style:family="text">
      <style:text-properties fo:color="#000000" style:font-name="Times New Roman" fo:font-size="7.5pt" fo:letter-spacing="0.18mm" style:font-size-asian="7.5pt"/>
    </style:style>
    <style:style style:name="T6" style:family="text">
      <style:text-properties fo:color="#000000" style:font-name="Times New Roman" fo:font-size="7.5pt" style:font-size-asian="7.5pt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text:anchor-type="paragraph" svg:x="13.83mm" svg:y="9.53mm" svg:width="149.1mm" svg:height="35.67mm" draw:z-index="0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Frame_20_contents"/></table:table-cell><table:table-cell table:style-name="Table1.B1" office:value-type="string"><text:p text:style-name="Frame_20_contents"/></table:table-cell><table:table-cell table:style-name="Table1.C1" table:number-rows-spanned="2" office:value-type="string"><text:p text:style-name="P4"><text:span text:style-name="T1">Form</text:span></text:p><text:p text:style-name="P5"><text:span text:style-name="T2">63C</text:span></text:p></table:table-cell></table:table-row><table:table-row table:style-name="Table1.2"><table:table-cell table:style-name="Table1.A2" office:value-type="string"><text:p text:style-name="P6"><text:span text:style-name="T3">THE COMPANIES ACT <text:line-break/></text:span><text:span text:style-name="T4">(CHAPTER 50)</text:span></text:p><text:p text:style-name="P7"><text:span text:style-name="T3">THE COMPANIES REGULATIONS <text:line-break/></text:span><text:span text:style-name="T4">REGULATION 30</text:span></text:p><text:p text:style-name="P8"><text:span text:style-name="T3">AFFIDAVIT OF SERVICE OF PETITION <text:line-break/></text:span><text:span text:style-name="T5">FOR JUDICIAL MANAGEMENT ORDER</text:span></text:p></table:table-cell><table:table-cell table:style-name="Table1.B2" office:value-type="string"><text:p text:style-name="Frame_20_contents"/></table:table-cell><table:covered-table-cell/></table:table-row><table:table-row table:style-name="Table1.3"><table:table-cell table:style-name="Table1.A3" office:value-type="string"><text:p text:style-name="Frame_20_contents"/></table:table-cell><table:table-cell table:style-name="Table1.B3" office:value-type="string"><text:p text:style-name="Frame_20_contents"/></table:table-cell><table:table-cell table:style-name="Table1.C3" office:value-type="string"><text:p text:style-name="P3"><text:span text:style-name="T6">Folio No</text:span></text:p></table:table-cell></table:table-row></table:table><text:p text:style-name="P9"/></draw:text-box></draw:frame><text:span text:style-name="T7">(Title)</text:span></text:p>
      <text:p text:style-name="P10"><text:span text:style-name="T7">Name of Company:</text:span></text:p>
      <text:p text:style-name="P10"><text:span text:style-name="T7">Company No:</text:span></text:p>
      <text:p text:style-name="P10"><text:span text:style-name="T7"><text:tab/>In the matter of a petition date …………………………………………………</text:span></text:p>
      <text:p text:style-name="P10"><text:span text:style-name="T7"><text:tab/> ……………………………..of ………………………………………………….<text:tab/></text:span></text:p>
      <text:p text:style-name="P10"><text:span text:style-name="T7">make oath (solemnly, sincerely and truly affirm) and say:</text:span></text:p>
      <text:list xml:id="list289560661" text:style-name="WWNum2">
        <text:list-item>
          <text:p text:style-name="P2"><text:span text:style-name="T7">(In the case of service of petition an a company by leaving it with a member, officer or servant et the registered office.)</text:span></text:p>
        </text:list-item>
      </text:list>
      <text:p text:style-name="P10"><text:span text:style-name="T7">That I did on ………….<text:tab/> day, the ………………day of………………………………</text:span></text:p>
      <text:p text:style-name="P10"><text:span text:style-name="T7">serve the abovenamed company with the above-mentioned petition by delivering to and leaving with [name and description] a member (or officer)(or servant) of the company a copy of the above-mentioned petition, duly sealed with the seal of the Court, at [Office as aforesaid], before the hour of ……… <text:s/>in the …………… <text:s/>noon.</text:span></text:p>
      <text:list xml:id="list880049137" text:continue-numbering="true" text:style-name="WWNum2">
        <text:list-item>
          <text:p text:style-name="P2"><text:span text:style-name="T7">[In the case of no member, officer or employee of the company being found at the registered office.]</text:span></text:p>
        </text:list-item>
      </text:list>
      <text:p text:style-name="P10"><text:span text:style-name="T7">That I did on ………….<text:tab/> day, the …………….<text:tab/> day of ……………………………</text:span></text:p>
      <text:p text:style-name="P10"><text:span text:style-name="T7">having failed to find any member, officer or employee of the abovenamed company at [herestate registered office], leave there a copy of the above-mentioned petition, duly sealed with the seal of the Court, before the hour of………… in the………… <text:tab/> <text:line-break/>noon (add with whom such seale4 copy was left, or where, eg. affixed to door of office, or placed in letter box, or otherwise.)</text:span></text:p>
      <text:list xml:id="list1242180782" text:continue-numbering="true" text:style-name="WWNum2">
        <text:list-item>
          <text:p text:style-name="P2"><text:span text:style-name="T7">[In the case of directions by the Court as to the member or members of the company to be served.]</text:span></text:p>
        </text:list-item>
      </text:list>
      <text:p text:style-name="P10"><text:span text:style-name="T7">That I did on………… day, the………. day of ………………..</text:span></text:p>
      <text:p text:style-name="P10"><text:soft-page-break/><text:span text:style-name="T7">serve [name or names and description] with a copy of the above-mentioned petition, duly sealed with the seal of the Court, by delivering the petition personally to the said……………., at……………[place] before the hour of <text:tab/>……… in the …… noon.</text:span></text:p>
      <text:list xml:id="list1581384716" text:continue-numbering="true" text:style-name="WWNum2">
        <text:list-item>
          <text:p text:style-name="P2"><text:span text:style-name="T7">The petition is now produced and shown to me, marked 'A'. </text:span></text:p>
        </text:list-item>
      </text:list>
      <text:p text:style-name="P1"><text:bookmark text:name="_GoBack"/><text:span text:style-name="T7">Sworn or affirmed et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-0.23mm" fo:language="en" fo:country="US" fo:font-weight="bold" style:font-size-asian="8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45.19mm" fo:margin-bottom="18.04mm" fo:margin-left="13.83mm" fo:margin-right="31.34mm" style:writing-mode="lr-tb" style:layout-grid-color="#c0c0c0" style:layout-grid-lines="18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6:28:00</meta:creation-date>
    <dc:date>2015-12-18T06:36:00</dc:date>
    <meta:editing-duration>PT8S</meta:editing-duration>
    <meta:generator>LibreOffice/3.5$Linux_X86_64 LibreOffice_project/350m1$Build-2</meta:generator>
    <meta:document-statistic meta:table-count="1" meta:image-count="0" meta:object-count="0" meta:page-count="2" meta:paragraph-count="23" meta:word-count="312" meta:character-count="1822" meta:non-whitespace-character-count="15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